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2">
      <style:text-properties officeooo:paragraph-rsid="00081ab2"/>
    </style:style>
    <style:style style:name="P3" style:family="paragraph" style:parent-style-name="Text_20_body">
      <style:text-properties officeooo:paragraph-rsid="00081ab2"/>
    </style:style>
    <style:style style:name="P4" style:family="paragraph" style:parent-style-name="Text_20_body" style:list-style-name="L6"/>
    <style:style style:name="P5" style:family="paragraph" style:parent-style-name="Text_20_body" style:list-style-name="L7">
      <style:text-properties officeooo:paragraph-rsid="00081ab2"/>
    </style:style>
    <style:style style:name="P6" style:family="paragraph" style:parent-style-name="Heading_20_2">
      <style:text-properties officeooo:rsid="00081ab2" officeooo:paragraph-rsid="00081ab2"/>
    </style:style>
    <style:style style:name="T1" style:family="text">
      <style:text-properties style:font-name="Courier"/>
    </style:style>
    <text:list-style style:name="L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fgabe Leibniz</text:h>
      <text:h text:style-name="P6" text:outline-level="2">1. Gestalte die Seite</text:h>
      <text:p text:style-name="P3">Du erhältst eine Datei leibniz.html, die Bilder 330px-Leibnizrechenmaschine.jpg, Gottfried_Wilhelm_von_Leibniz.jpg und leibnizreihe.png</text:p>
      <text:p text:style-name="P3">Formatiere die Seite so, dass sie ansprechend die Informationen über Leibniz wiedergibt. Dabei solltest du Folgendes beachten:</text:p>
      <text:p text:style-name="Text_20_body"/>
      <text:list xml:id="list2325390729" text:style-name="L6">
        <text:list-item>
          <text:p text:style-name="P4">Der Text braucht eine gescheite Überschrift.</text:p>
        </text:list-item>
        <text:list-item>
          <text:p text:style-name="P4">Trennlinien und Absätze helfen, Texteile zu struktrieren.</text:p>
        </text:list-item>
        <text:list-item>
          <text:p text:style-name="P4">Die Bilder müssen an sinnvollen Stellen so eingefügt werden, dass es schön aussieht.</text:p>
        </text:list-item>
        <text:list-item>
          <text:p text:style-name="P4">Farben für Text und Hintergrund kannst Du nach Belieben wählen, mach es aber nicht zu bunt!</text:p>
        </text:list-item>
        <text:list-item>
          <text:p text:style-name="P4">Wenn noch Zeit ist, schreibe einen eigenen Absatz über etwas, was mit Leibniz zu tun hat und bebildere es mit einem Bild aus dem Internet. Dabei kannst Du folgende Sachen recherchieren:</text:p>
        </text:list-item>
      </text:list>
      <text:list xml:id="list408306283" text:style-name="L2">
        <text:list-item>
          <text:list>
            <text:list-item>
              <text:p text:style-name="P1">Das Leibniz-Haus in Hannover</text:p>
            </text:list-item>
            <text:list-item>
              <text:p text:style-name="P1">Der Leibniz-Keks</text:p>
            </text:list-item>
            <text:list-item>
              <text:p text:style-name="P1">Die Universität Hannover</text:p>
            </text:list-item>
            <text:list-item>
              <text:p text:style-name="P1">Der Leibniz-Preis</text:p>
            </text:list-item>
          </text:list>
        </text:list-item>
      </text:list>
      <text:h text:style-name="P6" text:outline-level="2">Verlinke die Seite</text:h>
      <text:list xml:id="list2119272279" text:style-name="L7">
        <text:list-item>
          <text:p text:style-name="P5">a) Füge einen grafischen Verweis auf Deiner Leibniz-Seite ein, so dass man Dir an Deine E-Mail-Adresse Feedback zu Deiner Seite schicken kann.<text:line-break/>b) Füge drei interessante Links über Leibniz zu Deiner Leibniz-Seite hinzu. Diese Links sollten in einem neuen Tab oder einem neuen Fenster geöffnet werden, wenn man sie anklickt. Gib der Linkliste die Überschrift „Interessante Links zu Leibniz“ - Beachte dabei das, was Du zu Überschriften-Tags gelernt hast.<text:line-break/>c) Recherchiere im Internet die Funktionsweise der Tags <text:span text:style-name="T1">&lt;ul&gt;</text:span> (ungeordnete Liste) und <text:span text:style-name="T1">&lt;ol&gt;</text:span> (geordnete Liste) und gestalte Deine Linkliste mithilfe dieser Tags. </text:p>
        </text:list-item>
      </text:list>
      <text:list xml:id="list85709427780880" text:continue-list="list408306283" text:style-name="L2">
        <text:list-item>
          <text:p text:style-name="P2">Freiwillige Zusatzaufgabe: Für die Angabe eines Links auf eine andere Webseite muss man unbedingt die Adresse mit <text:span text:style-name="T1">http://</text:span> beginnen. Finde heraus, was <text:span text:style-name="T1">http://</text:span> bedeutet und bereite einen zweiminütigen Kurzvortrag über http vor, den Du am Ende der Stunde halten kannst. </text:p>
        </text:list-item>
      </text:list>
      <text:p text:style-name="Text_20_body"/>
      <text:p text:style-name="Text_20_body">Vergiss bitte niemals, Deine Quellen anzu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ob Langenohl</meta:initial-creator>
    <meta:creation-date>2015-09-21T18:20:27</meta:creation-date>
    <dc:date>2020-09-07T08:57:07.374632239</dc:date>
    <meta:editing-duration>PT13M34S</meta:editing-duration>
    <meta:editing-cycles>4</meta:editing-cycles>
    <meta:generator>LibreOffice/6.0.6.2$MacOSX_X86_64 LibreOffice_project/0c292870b25a325b5ed35f6b45599d2ea4458e77</meta:generator>
    <meta:document-statistic meta:table-count="0" meta:image-count="0" meta:object-count="0" meta:page-count="1" meta:paragraph-count="17" meta:word-count="269" meta:character-count="1799" meta:non-whitespace-character-count="1556"/>
  </office:meta>
</office:document-meta>
</file>